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DateDeserializer.SqlDateDe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DateDeserializer.cast( DefaultJSONParser parser , Type clazz , Object fieldName , Object 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qlDat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Deserializer.SqlDateDeserializer( boolean times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DateDeserializer.castTimestamp( DefaultJSONParser parser , Type clazz , Object fieldName , Object va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